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regular1" svg:font-family="robotoregular"/>
    <style:font-face style:name="robotoregular" svg:font-family="robotoregular, Arial, Helvetica, sans-serif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officeooo:paragraph-rsid="0005fd56" style:font-size-asian="12pt" style:font-size-complex="12pt"/>
    </style:style>
    <style:style style:name="P3" style:family="paragraph" style:parent-style-name="Standard">
      <style:text-properties style:font-name="Arial" fo:font-size="12pt" fo:language="en" fo:country="US" style:font-size-asian="12pt" style:font-size-complex="12pt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" fo:font-size="12pt" style:font-size-asian="12pt" style:font-size-complex="12pt"/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Standard">
      <style:text-properties style:font-name="Arial" fo:font-size="12pt" style:font-size-asian="12pt" style:font-size-complex="12pt"/>
    </style:style>
    <style:style style:name="P7" style:family="paragraph" style:parent-style-name="Standard">
      <style:text-properties style:font-name="Arial" fo:font-size="12pt" officeooo:paragraph-rsid="0005fd56" style:font-size-asian="12pt" style:font-size-complex="12pt" loext:padding="0cm" loext:border="none"/>
    </style:style>
    <style:style style:name="T1" style:family="text">
      <style:text-properties loext:padding-left="0cm" loext:padding-right="0cm" loext:padding-top="0cm" loext:padding-bottom="0.049cm" loext:border-left="none" loext:border-right="none" loext:border-top="none" loext:border-bottom="0.06pt solid #589ad5"/>
    </style:style>
    <style:style style:name="T2" style:family="text">
      <style:text-properties officeooo:rsid="0005fd56"/>
    </style:style>
    <style:style style:name="T3" style:family="text">
      <style:text-properties officeooo:rsid="0005fd56" loext:padding="0cm" loext:border="none"/>
    </style:style>
    <style:style style:name="T4" style:family="text">
      <style:text-properties style:font-name="Arial" fo:font-size="12pt" fo:language="en" fo:country="US" style:font-size-asian="12pt" style:font-size-complex="12pt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loext:padding="0cm" loext:border="none"/>
    </style:style>
    <style:style style:name="T7" style:family="text">
      <style:text-properties officeooo:rsid="00062d5e"/>
    </style:style>
    <style:style style:name="T8" style:family="text">
      <style:text-properties style:font-name="Arial"/>
    </style:style>
    <style:style style:name="T9" style:family="text">
      <style:text-properties style:font-name="Arial" officeooo:rsid="00062d5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0.06pt solid #0e76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0cm" svg:y="0cm" svg:width="0.529cm" draw:z-index="0">
        <draw:text-box fo:min-height="0.529cm">
          <text:p text:style-name="Text_20_body"/>
        </draw:text-box>
      </draw:frame>
      <text:p text:style-name="P5"><text:tab/><text:tab/><text:tab/><text:span text:style-name="T8">BOLETIN </text:span><text:span text:style-name="T9">6</text:span></text:p>
      <text:p text:style-name="Standard"><text:span text:style-name="T9"/></text:p>
      <text:p text:style-name="Standard"/>
      <text:p text:style-name="P1">1- Temos a seguinte clase Coche:</text:p>
      <text:p text:style-name="P1"/>
      <text:p text:style-name="P1">public class Coche {</text:p>
      <text:p text:style-name="P1"><text:s text:c="5"/>private int velocidade ;</text:p>
      <text:p text:style-name="P1"/>
      <text:p text:style-name="P1"><text:s text:c="4"/>public Coche(){</text:p>
      <text:p text:style-name="P1"><text:s text:c="4"/>velocidade =0 ;</text:p>
      <text:p text:style-name="P1">}</text:p>
      <text:p text:style-name="P1"/>
      <text:p text:style-name="P1">Engade a clase Coche os seguintes métodos :</text:p>
      <text:p text:style-name="P1"/>
      <text:p text:style-name="P1">public int getVelocidade() . Este método devolve a velocidade actual</text:p>
      <text:p text:style-name="P1"/>
      <text:p text:style-name="P1">public void acelerar (int valor) .Este método incrementa a velocidade na cantidade valor</text:p>
      <text:p text:style-name="P1"/>
      <text:p text:style-name="P1">public void frenar (int menos).Este método diminue a velocidade na cantidade menos.</text:p>
      <text:p text:style-name="P1"/>
      <text:p text:style-name="P1">Crea a clase Boletin <text:span text:style-name="T7">6_1</text:span> para comprobar que o programa se executa ben .dandolle os valores que precises.</text:p>
      <text:p text:style-name="P1"/>
      <text:p text:style-name="P1"/>
      <text:p text:style-name="P1">2- A seguinte clase ten problemas de compilación . Corríxeos e ,de seguido, implementa unha clase principal <text:span text:style-name="T7">( Boletin 6₂ )</text:span>, co metodo main() para testear e verificar os métodos da clase Satelite.</text:p>
      <text:p text:style-name="P1"/>
      <text:p text:style-name="P3">public class Satelite ( ) <text:s text:c="2"/>{</text:p>
      <text:p text:style-name="P3"><text:s/></text:p>
      <text:p text:style-name="P3"><text:s text:c="5"/>private double meridiano ;</text:p>
      <text:p text:style-name="Standard"><text:span text:style-name="Fuente_20_de_20_párrafo_20_predeter."><text:span text:style-name="T4"><text:s text:c="5"/></text:span></text:span><text:span text:style-name="T5">private double paralelo</text:span></text:p>
      <text:p text:style-name="P1"><text:s text:c="5"/>private double distanciaTerra ;</text:p>
      <text:p text:style-name="P1"/>
      <text:p text:style-name="P1"><text:s/>public Satelite ( ) {</text:p>
      <text:p text:style-name="P1"/>
      <text:p text:style-name="P1"><text:s text:c="2"/>meridiano = paralelo = distanciaTerra = 0 </text:p>
      <text:p text:style-name="P3">}</text:p>
      <text:p text:style-name="P3"/>
      <text:p text:style-name="P3">public Satelite ( double m; double p ; double d ) ; {</text:p>
      <text:p text:style-name="P3"/>
      <text:p text:style-name="P1">meridiano = m ;</text:p>
      <text:p text:style-name="P1">paralelo = p;</text:p>
      <text:p text:style-name="P1">distanciaTerra = d ;</text:p>
      <text:p text:style-name="P1"/>
      <text:p text:style-name="P1">}</text:p>
      <text:p text:style-name="P1">public void verPosicion ( ) {</text:p>
      <text:p text:style-name="P1"/>
      <text:p text:style-name="P1">System.out.println (“ o satelite atopase <text:s/>no paralelo “ paralelo + “meridiano ” + meridiano “ a unha distancia da terra “ +“ distanciaTerra ) <text:s text:c="4"/></text:p>
      <text:p text:style-name="P1"/>
      <text:p text:style-name="P1"/>
      <text:p text:style-name="P1"><text:soft-page-break/></text:p>
      <text:p text:style-name="P1"/>
      <text:p text:style-name="P1">3- Implementa unha aplicación que nos permita traballar con circulos e circunferencias .Para eso crea a clase Circulo cas seguintes características :</text:p>
      <text:p text:style-name="P1"/>
      <text:p text:style-name="P1">atributos : radio ( tipo double )</text:p>
      <text:p text:style-name="P1">Pi ( constante de tipo double e valor 3.14 )</text:p>
      <text:p text:style-name="P1"/>
      <text:p text:style-name="P1">métodos : * <text:s text:c="2"/>constructores, sen e con parámetros</text:p>
      <text:p text:style-name="P1"><text:s text:c="17"/>* <text:s/>métodos de acceso</text:p>
      <text:p text:style-name="P1"><text:s text:c="17"/>* <text:s text:c="2"/>calcularArea : Non recibe nada e devolve o valor da área . Para calcular radio ^ 2 utiliza a clase Math e o método pow (….)</text:p>
      <text:p text:style-name="P1"><text:s text:c="17"/>* <text:s/>calcularLonxitude : Non recibe nada e devolve o valor da lonxitude da circunferencias</text:p>
      <text:p text:style-name="P1"><text:s text:c="3"/></text:p>
      <text:p text:style-name="P1"><text:s text:c="5"/>Crea unha clase principal para comprobar que todo funciona ben</text:p>
      <text:p text:style-name="P1"/>
      <text:p text:style-name="P4"><text:line-break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regular1" svg:font-family="robotoregular"/>
    <style:font-face style:name="robotoregular" svg:font-family="robotoregular, Arial, Helvetica, sans-serif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meta:initial-creator>Usuario</meta:initial-creator>
    <meta:creation-date>2014-10-15T13:17:00Z</meta:creation-date>
    <dc:date>2020-10-22T19:06:39.298000000</dc:date>
    <meta:editing-cycles>3</meta:editing-cycles>
    <meta:editing-duration>PT1H6M2S</meta:editing-duration>
    <meta:document-statistic meta:table-count="0" meta:image-count="0" meta:object-count="0" meta:page-count="2" meta:paragraph-count="38" meta:word-count="304" meta:character-count="1815" meta:non-whitespace-character-count="1436"/>
    <meta:template xlink:type="simple" xlink:actuate="onRequest" xlink:title="" xlink:href="../../../../../Downloads/BOLETIN%204%20(2).odt/Normal"/>
  </office:meta>
</office:document-meta>
</file>